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3" table:number-rows-repeated="7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7">00/00/0000</text:date>, <text:time style:data-style-name="N2" text:time-value="20:10:28.04590924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17T20:11:10.840609215</dc:date>
    <meta:editing-duration>PT15H46M36S</meta:editing-duration>
    <meta:editing-cycles>499</meta:editing-cycles>
    <meta:document-statistic meta:table-count="1" meta:cell-count="3122" meta:object-count="0"/>
  </office:meta>
</office:document-meta>
</file>